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fb7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fb7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fb7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fb7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fb7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fb7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fb7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fb7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fb7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fb7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fb7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fb7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fb7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fb7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fb7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fb7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fb7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ernando Alejandro Almeida Villarro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9542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ernando Antonio Almeida Ferna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7579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9.0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80" meta:non-whitespace-character-count="1013"/>
    <meta:template xlink:type="simple" xlink:actuate="onRequest" xlink:title="Normal" xlink:href=""/>
  </office:meta>
</office:document-meta>
</file>